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orphans="2" fo:widows="2" fo:hyphenation-ladder-count="no-limit" style:vertical-align="auto"/>
      <style:text-properties style:font-name="Arial" style:font-name-complex="Arial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style:font-name="Arial" fo:font-size="12.5pt" style:letter-kerning="false" style:font-name-asian="Times New Roman" style:font-size-asian="12.5pt" style:font-name-complex="Arial" style:font-size-complex="12.5pt" fo:hyphenate="true"/>
    </style:style>
    <style:style style:name="P3" style:family="paragraph" style:parent-style-name="Normal">
      <style:paragraph-properties fo:orphans="2" fo:widows="2" fo:hyphenation-ladder-count="no-limit" style:vertical-align="auto"/>
      <style:text-properties style:font-name="Arial" fo:font-size="12.5pt" officeooo:rsid="0001fc0b" officeooo:paragraph-rsid="0001fc0b" style:letter-kerning="false" style:font-name-asian="Times New Roman" style:font-size-asian="12.5pt" style:font-name-complex="Arial" style:font-size-complex="12.5pt" fo:hyphenate="true"/>
    </style:style>
    <style:style style:name="P4" style:family="paragraph" style:parent-style-name="Normal">
      <style:paragraph-properties fo:orphans="2" fo:widows="2" fo:hyphenation-ladder-count="no-limit" style:vertical-align="auto"/>
      <style:text-properties fo:hyphenate="true"/>
    </style:style>
    <style:style style:name="P5" style:family="paragraph" style:parent-style-name="Normal">
      <style:paragraph-properties fo:orphans="2" fo:widows="2" fo:hyphenation-ladder-count="no-limit" style:vertical-align="auto"/>
      <style:text-properties fo:hyphenate="true"/>
    </style:style>
    <style:style style:name="P6" style:family="paragraph" style:parent-style-name="Normal">
      <style:paragraph-properties fo:orphans="2" fo:widows="2" fo:hyphenation-ladder-count="no-limit" style:vertical-align="auto"/>
      <style:text-properties officeooo:paragraph-rsid="00048fa5" fo:hyphenate="tru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.5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2.5pt" style:font-name-complex="Arial" style:font-size-complex="12.5pt"/>
    </style:style>
    <style:style style:name="T3" style:family="text">
      <style:text-properties style:font-name="Arial" fo:font-size="12.5pt" style:letter-kerning="false" style:font-name-asian="Times New Roman" style:font-size-asian="12.5pt" style:font-name-complex="Arial" style:font-size-complex="12.5pt"/>
    </style:style>
    <style:style style:name="T4" style:family="text">
      <style:text-properties style:font-name="Arial" fo:font-size="12.5pt" officeooo:rsid="00034155" style:letter-kerning="false" style:font-name-asian="Times New Roman" style:font-size-asian="12.5pt" style:font-name-complex="Arial" style:font-size-complex="12.5pt"/>
    </style:style>
    <style:style style:name="T5" style:family="text">
      <style:text-properties style:font-name="Arial" fo:font-size="12.5pt" officeooo:rsid="00048fa5" style:letter-kerning="false" style:font-name-asian="Times New Roman" style:font-size-asian="12.5pt" style:font-name-complex="Arial" style:font-size-complex="12.5pt"/>
    </style:style>
    <style:style style:name="T6" style:family="text">
      <style:text-properties style:font-name="sans-serif" fo:font-size="12pt"/>
    </style:style>
    <style:style style:name="T7" style:family="text">
      <style:text-properties style:font-name="sans-serif" fo:font-size="12pt" style:letter-kerning="false" style:font-name-asian="Times New Roman" style:font-size-asian="12.5pt" style:font-name-complex="Arial" style:font-size-complex="12.5pt"/>
    </style:style>
    <style:style style:name="T8" style:family="text">
      <style:text-properties style:font-name="sans-serif" fo:font-size="12pt" officeooo:rsid="0001fc0b"/>
    </style:style>
    <style:style style:name="T9" style:family="text">
      <style:text-properties officeooo:rsid="0002b8f8"/>
    </style:style>
    <style:style style:name="T10" style:family="text">
      <style:text-properties fo:color="#000000" style:font-name="Consolas" fo:font-size="9.5pt" officeooo:rsid="00048fa5" style:letter-kerning="false" style:font-name-asian="Times New Roman" style:font-size-asian="9.5pt" style:font-name-complex="Arial" style:font-size-complex="12.5pt" fo:background-color="#ffffff"/>
    </style:style>
    <style:style style:name="T11" style:family="text">
      <style:text-properties fo:color="#000000" style:font-name="Arial" fo:font-size="12.5pt" officeooo:rsid="00048fa5" style:letter-kerning="false" style:font-name-asian="Times New Roman" style:font-size-asian="12.5pt" style:font-name-complex="Arial" style:font-size-complex="12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ions</text:p>
      <text:p text:style-name="P1"/>
      <text:p text:style-name="P4"><text:span text:style-name="Police_20_par_20_défaut"><text:span text:style-name="T1"><text:line-break/></text:span></text:span><text:span text:style-name="Police_20_par_20_défaut"><text:span text:style-name="T2">Question 1 :</text:span></text:span><text:span text:style-name="Police_20_par_20_défaut"><text:span text:style-name="T3"> </text:span></text:span><text:span text:style-name="Police_20_par_20_défaut"><text:span text:style-name="T7">Dans le code, vous </text:span></text:span><text:span text:style-name="T6">utilisez un coefficient de réfraction et un indice de réfraction. En quoi leurs utilités sont-elles différentes ?</text:span></text:p>
      <text:p text:style-name="P2"/>
      <text:p text:style-name="P3">Indice de réfraction → n1/n2 (dépend des 2 milieux)</text:p>
      <text:p text:style-name="P3">Coeff de réfraction → teinte de l’objet (dépend de la surface <text:span text:style-name="T9">uniquement</text:span>)</text:p>
      <text:p text:style-name="P2"/>
      <text:p text:style-name="P4"><text:span text:style-name="Police_20_par_20_défaut"><text:span text:style-name="T2">Question 2 :</text:span></text:span><text:span text:style-name="Police_20_par_20_défaut"><text:span text:style-name="T3"> </text:span></text:span><text:span text:style-name="Police_20_par_20_défaut"><text:span text:style-name="T7">S</text:span></text:span><text:span text:style-name="T6">i vous vouliez implémenter un lanceur de rayon sur GPUs quelles seraient les étapes nécessaires pour y arriver ?</text:span></text:p>
      <text:p text:style-name="P2"/>
      <text:p text:style-name="P2"/>
      <text:p text:style-name="P2"/>
      <text:p text:style-name="P4"><text:span text:style-name="Police_20_par_20_défaut"><text:span text:style-name="T2">Question 3 :</text:span></text:span><text:span text:style-name="Police_20_par_20_défaut"><text:span text:style-name="T3"> </text:span></text:span><text:span text:style-name="Police_20_par_20_défaut"><text:span text:style-name="T7">Une fois cela fait, comment pourriez</text:span></text:span><text:span text:style-name="T6">-vous appliquer un éclairage réaliste (lanceur de rayon) sur seulement quelques parties de la scène (comme les yeux d’un </text:span><text:span text:style-name="T8">personnage</text:span><text:span text:style-name="T6">)?</text:span></text:p>
      <text:p text:style-name="P4"><text:span text:style-name="Police_20_par_20_défaut"><text:span text:style-name="T4"/></text:span></text:p>
      <text:p text:style-name="P6"><text:span text:style-name="Police_20_par_20_défaut"><text:span text:style-name="T5">On peut, après le calcul normal des pixels, lancer un rayon pour chaque pixel, et ne rien modifier si au premier rebond, nous ne rencontrons pas la bonne surface</text:span></text:span><text:span text:style-name="Police_20_par_20_défaut"><text:span text:style-name="T10">.</text:span></text:span></text:p>
      <text:p text:style-name="P6"><text:span text:style-name="Police_20_par_20_défaut"><text:span text:style-name="T11">Avec cette méthode, nous calculons 2 fois la surface, nous pouvons la rendre minimaliste pour le premier calcul (couleur uniforme sans texture)</text:span></text:span><text:span text:style-name="Police_20_par_20_défaut"><text:span text:style-name="T10">.</text:span></text:span></text:p>
      <text:p text:style-name="P6"><text:span text:style-name="Police_20_par_20_défau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CA" fo:font-style="normal" style:text-underline-style="none" fo:font-weight="normal" style:letter-kerning="true" style:font-name-asian="Andale Sans UI" style:font-size-asian="12pt" style:language-asian="fr" style:country-asian="CA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CA" fo:font-style="normal" style:text-underline-style="none" fo:font-weight="normal" style:letter-kerning="true" fo:background-color="transparent" style:font-name-asian="Andale Sans UI" style:font-size-asian="12pt" style:language-asian="fr" style:country-asian="CA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mwe-math-mathml-inline" style:family="text" style:parent-style-name="Police_20_par_20_défau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9-04-16T11:32:00Z</meta:creation-date>
    <dc:date>2017-10-03T11:33:51.907000000</dc:date>
    <meta:editing-cycles>7</meta:editing-cycles>
    <meta:editing-duration>PT1H7M34S</meta:editing-duration>
    <meta:document-statistic meta:table-count="0" meta:image-count="0" meta:object-count="0" meta:page-count="1" meta:paragraph-count="8" meta:word-count="147" meta:character-count="893" meta:non-whitespace-character-count="753"/>
    <meta:user-defined meta:name="Info 1"/>
    <meta:user-defined meta:name="Info 2"/>
    <meta:user-defined meta:name="Info 3"/>
    <meta:user-defined meta:name="Info 4"/>
    <meta:template xlink:type="simple" xlink:actuate="onRequest" xlink:title="" xlink:href="89B0E619.dotm"/>
  </office:meta>
</office:document-meta>
</file>